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b2b2b2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fill-color="#999999" draw:textarea-horizontal-align="justify" draw:textarea-vertical-align="middle" draw:auto-grow-height="false" fo:min-height="1.422cm" fo:min-width="3.1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e994" draw:textarea-horizontal-align="justify" draw:textarea-vertical-align="middle" draw:auto-grow-height="false" fo:min-height="2.569cm" fo:min-width="7.45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106cm" svg:stroke-color="#ff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99cm" fo:min-width="7.629cm" fo:padding-top="0.177cm" fo:padding-bottom="0.177cm" fo:padding-left="0.302cm" fo:padding-right="0.30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/>
      <style:text-properties fo:color="#000000" loext:opacity="100%" style:font-name="Times" fo:font-size="16pt" style:letter-kerning="true" style:font-name-asian="Noto Sans CJK SC" style:font-size-asian="16pt" style:font-name-complex="Noto Sans Devanagari" style:font-size-complex="16pt"/>
    </style:style>
    <style:style style:name="P5" style:family="paragraph">
      <loext:graphic-properties draw:fill-color="#999999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6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7" style:family="paragraph">
      <style:paragraph-properties fo:margin-left="0cm" fo:margin-right="0cm" fo:text-align="center" fo:text-indent="0cm"/>
      <style:text-properties style:font-name="Times" fo:font-size="18pt" style:letter-kerning="true" style:font-name-asian="Noto Sans CJK SC" style:font-size-asian="18pt" style:font-name-complex="Noto Sans Devanagari" style:font-size-complex="18pt"/>
    </style:style>
    <style:style style:name="P8" style:family="paragraph">
      <loext:graphic-properties draw:fill-color="#ffe994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Using Gazebo</text:p>
          <text:p text:style-name="P4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9" draw:id="id9" draw:layer="layout" svg:width="3.81cm" svg:height="1.852cm" svg:x="14.661cm" svg:y="4.545cm">
          <text:p text:style-name="P6"><text:span text:style-name="T1">Using </text:span></text:p>
          <text:p text:style-name="P6"><text:span text:style-name="T1">mock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13.135cm" svg:height="1.788cm" svg:x="1.517cm" svg:y="7.784cm">
          <text:p text:style-name="P7">Configuring </text:p>
          <text:p text:style-name="P7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8.255cm" svg:height="3.123cm" svg:x="1.517cm" svg:y="3.592cm">
          <text:p text:style-name="P1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13.135cm" svg:height="1.471cm" svg:x="1.517cm" svg:y="10.324cm">
          <text:p text:style-name="P7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17.263cm" svg:height="1.471cm" svg:x="1.517cm" svg:y="12.864cm">
          <text:p text:style-name="P7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17.263cm" svg:height="1.471cm" svg:x="1.517cm" svg:y="15.404cm">
          <text:p text:style-name="P1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6" draw:text-style-name="P9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6" draw:text-style-name="P9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6" draw:text-style-name="P9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6" draw:text-style-name="P9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6" draw:text-style-name="P9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6" draw:text-style-name="P9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6" draw:text-style-name="P9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7" draw:text-style-name="P9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9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9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9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draw:layer="layout" svg:width="2.94cm" svg:height="0.886cm" svg:x="20.367cm" svg:y="1.701cm">
          <draw:text-box>
            <text:p>Modeling</text:p>
          </draw:text-box>
        </draw:frame>
        <draw:frame draw:style-name="gr12" draw:text-style-name="P10" draw:layer="layout" svg:width="3.207cm" svg:height="0.886cm" svg:x="20.367cm" svg:y="4.81cm">
          <draw:text-box>
            <text:p>Modifying</text:p>
          </draw:text-box>
        </draw:frame>
        <draw:frame draw:style-name="gr13" draw:text-style-name="P10" draw:layer="layout" svg:width="3.271cm" svg:height="0.886cm" svg:x="20.367cm" svg:y="10.591cm">
          <draw:text-box>
            <text:p>Simulation</text:p>
          </draw:text-box>
        </draw:frame>
        <draw:frame draw:style-name="gr14" draw:text-style-name="P10" draw:layer="layout" svg:width="3.588cm" svg:height="1.521cm" svg:x="20.589cm" svg:y="15.605cm">
          <draw:text-box>
            <text:p>Controlling</text:p>
          </draw:text-box>
        </draw:frame>
        <draw:custom-shape draw:style-name="gr15" draw:text-style-name="P9" draw:layer="layout" svg:width="8.573cm" svg:height="3.493cm" svg:x="1.417cm" svg:y="3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30T11:39:16.314008742</dc:date>
    <meta:editing-duration>PT43M11S</meta:editing-duration>
    <meta:editing-cycles>4</meta:editing-cycles>
    <meta:generator>LibreOffice/24.2.7.2$Linux_X86_64 LibreOffice_project/420$Build-2</meta:generator>
    <meta:document-statistic meta:object-count="26"/>
  </office:meta>
</office:document-meta>
</file>